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83in"/>
    </style:style>
    <style:style style:name="co3" style:family="table-column">
      <style:table-column-properties fo:break-before="auto" style:column-width="3.2256in"/>
    </style:style>
    <style:style style:name="co5" style:family="table-column">
      <style:table-column-properties fo:break-before="auto" style:column-width="1.0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3"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3" style:family="table-cell" style:parent-style-name="Neutral">
      <style:table-cell-properties style:text-align-source="fix" style:repeat-content="false"/>
      <style:paragraph-properties fo:text-align="center" fo:margin-left="0in"/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9" style:family="table-cell" style:parent-style-name="Default"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10" style:family="table-cell" style:parent-style-name="Default">
      <style:map style:condition="cell-content()=&quot;Steam&quot;" style:apply-style-name="Result" style:base-cell-address="Sheet1.B6"/>
      <style:map style:condition="cell-content()=&quot;serve&quot;" style:apply-style-name="Good" style:base-cell-address="Sheet1.B6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13" style:family="table-cell" style:parent-style-name="Default" style:data-style-name="N0"/>
    <style:style style:name="ce7" style:family="table-cell" style:parent-style-name="Default">
      <style:text-properties fo:color="#0000ee" style:text-underline-style="solid" style:text-underline-width="auto" style:text-underline-color="#0000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Hyperlink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row table:style-name="ro1">
          <table:table-cell table:style-name="Neutral" office:value-type="string" calcext:value-type="string">
            <text:p>Recipes</text:p>
          </table:table-cell>
          <table:table-cell table:style-name="ce1" office:value-type="string" calcext:value-type="string">
            <text:p>Action</text:p>
          </table:table-cell>
          <table:table-cell table:style-name="Accent_20_3" office:value-type="string" calcext:value-type="string">
            <text:p>Bowl</text:p>
          </table:table-cell>
          <table:table-cell table:style-name="Accent_20_3"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egg_custard" xlink:type="simple" office:target-frame-name="_top">Egg Custard</text:a></text:p>
          </table:table-cell>
          <table:table-cell table:style-name="ce3" office:value-type="string" calcext:value-type="string" table:number-columns-spanned="3" table:number-rows-spanned="1">
            <text:p>Egg Custard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<text:a xlink:href="../Kettle_recipes.ods#momos" xlink:type="simple" office:target-frame-name="_top">Momos</text:a></text:p>
          </table:table-cell>
          <table:table-cell table:style-name="ce9" office:value-type="string" calcext:value-type="string">
            <text:p>Whisk 2 egg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steamed_eggs" xlink:type="simple" office:target-frame-name="_top">Chinese steamed eggs</text:a></text:p>
          </table:table-cell>
          <table:table-cell table:style-name="ce9" office:value-type="string" calcext:value-type="string">
            <text:p>Milk,suga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<text:a xlink:href="../Kettle_recipes.ods#Banana_pancake" xlink:type="simple" office:target-frame-name="_top">Banana pancakes</text:a></text:p>
          </table:table-cell>
          <table:table-cell table:style-name="ce9" office:value-type="string" calcext:value-type="string">
            <text:p>Custard powd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/>
        </table:table-row>
        <table:table-row table:style-name="ro1">
          <table:table-cell table:style-name="Default" office:value-type="string" calcext:value-type="string">
            <text:p><text:a xlink:href="../Kettle_recipes.ods#Korean_Soy_Eggs" xlink:type="simple">Korean Soy Eggs</text:a></text:p>
          </table:table-cell>
          <table:table-cell table:style-name="ce10" office:value-type="string" calcext:value-type="string">
            <text:p>Steam + whisk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bread_halwa" xlink:type="simple">Bread Halwa</text:a></text:p>
          </table:table-cell>
          <table:table-cell table:style-name="ce9" office:value-type="string" calcext:value-type="string">
            <text:p>Add 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egg_fried_rice" xlink:type="simple">Egg Fried Rice</text:a></text:p>
          </table:table-cell>
          <table:table-cell table:style-name="ce9" office:value-type="string" calcext:value-type="string">
            <text:p>Whis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a xlink:href="../Kettle_recipes.ods#Chicken_glazed" xlink:type="simple">Chicken glazed</text:a></text:p>
          </table:table-cell>
          <table:table-cell table:style-name="ce9" office:value-type="string" calcext:value-type="string">
            <text:p>Stra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Steam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ool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office:value-type="string" calcext:value-type="string">
            <text:p><text:a xlink:href="../Kettle_recipes.ods#Chicken_glazed" xlink:type="simple">Chicken_glazed</text:a>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Momo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//Fill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hop onion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Fry till golden brow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hop veggi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2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asalas / soy sauce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//Dumpling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Flatten dough with mu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oat in thin layer of flou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uff Fill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hape as desir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ove to steam r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eam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Chinese steamed egg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Whisk 2 egg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little wa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aybe masa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eam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oy sau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Banana pancake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Mash Banan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2 Eg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i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ug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little by little ma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//Cook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Pour in light oil/butter 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High flame each side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Jam/butter/honey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Korean Soy Egg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Boil eg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ut eggs in hal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oy sau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Pepper or spic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arinate overnigh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Bread Halwa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11" office:value-type="string" calcext:value-type="string">
            <text:p>Roast/Fry peanuts / raisins in ghe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Set asi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rumble 3-4 bread slice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Fry in ghee till br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½ cup sugar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1 ¼ cup water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Heat till brown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ardamom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1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ook till halwa consistency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Add and top with 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Egg Fried Rice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Slice onions &amp; tomato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ake scrambled eggs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Add oil &amp; onion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Fry till golden brown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tomatoe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ook till juices ou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Add condiment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tir </text:p>
          </table:table-cell>
          <table:table-cell/>
          <table:table-cell table:style-name="ce13"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veggies (opt.)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rice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soy sauce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butter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Warm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Chicken glazed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Slice onions &amp; tomato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ince <text:s/>2 garlic clov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ason chicken 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Oil, Onion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Garlic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Tomat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ugar,chilli, soy-sauce till thick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Water ¼ cup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hicken Drumstick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Butter topp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 table:number-rows-repeated="906">
          <table:table-cell/>
          <table:table-cell table:style-name="ce9"/>
          <table:table-cell table:number-columns-repeated="3"/>
        </table:table-row>
        <table:table-row table:style-name="ro1" table:number-rows-repeated="1047565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Sheet1.B1:Sheet1.B5 Sheet1.B7:Sheet1.B1010">
            <calcext:condition calcext:apply-style-name="Result" calcext:value="begins-with(&quot;Add&quot;)" calcext:base-cell-address="Sheet1.B1"/>
            <calcext:condition calcext:apply-style-name="Accent 2" calcext:value="begins-with(&quot;//&quot;)" calcext:base-cell-address="Sheet1.B1"/>
            <calcext:condition calcext:apply-style-name="Result" calcext:value="=&quot;Steam&quot;" calcext:base-cell-address="Sheet1.B1"/>
            <calcext:condition calcext:apply-style-name="Result" calcext:value="contains-text(&quot;fry&quot;)" calcext:base-cell-address="Sheet1.B1"/>
            <calcext:condition calcext:apply-style-name="Result" calcext:value="contains-text(&quot;cook&quot;)" calcext:base-cell-address="Sheet1.B1"/>
            <calcext:condition calcext:apply-style-name="Good" calcext:value="=&quot;serve&quot;" calcext:base-cell-address="Sheet1.B1"/>
            <calcext:condition calcext:apply-style-name="Bad" calcext:value="contains-text(&quot;repeat&quot;)" calcext:base-cell-address="Sheet1.B1"/>
          </calcext:conditional-format>
          <calcext:conditional-format calcext:target-range-address="Sheet1.B6:Sheet1.B6">
            <calcext:condition calcext:apply-style-name="Result" calcext:value="begins-with(&quot;Add&quot;)" calcext:base-cell-address="Sheet1.B6"/>
            <calcext:condition calcext:apply-style-name="Accent 2" calcext:value="begins-with(&quot;//&quot;)" calcext:base-cell-address="Sheet1.B6"/>
            <calcext:condition calcext:apply-style-name="Result" calcext:value="=&quot;Steam&quot;" calcext:base-cell-address="Sheet1.B6"/>
            <calcext:condition calcext:apply-style-name="Result" calcext:value="contains-text(&quot;fry&quot;)" calcext:base-cell-address="Sheet1.B6"/>
            <calcext:condition calcext:apply-style-name="Result" calcext:value="contains-text(&quot;cook&quot;)" calcext:base-cell-address="Sheet1.B6"/>
            <calcext:condition calcext:apply-style-name="Good" calcext:value="=&quot;serve&quot;" calcext:base-cell-address="Sheet1.B6"/>
            <calcext:condition calcext:apply-style-name="Bad" calcext:value="contains-text(&quot;repeat&quot;)" calcext:base-cell-address="Sheet1.B6"/>
          </calcext:conditional-format>
        </calcext:conditional-formats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>
        <table:named-range table:name="Banana_pancake" table:base-cell-address="$Sheet1.$B$39" table:cell-range-address="$Sheet1.$B$40:.$D$40"/>
        <table:named-range table:name="bread_halwa" table:base-cell-address="$Sheet1.$B$60" table:cell-range-address="$Sheet1.$B$61:.$D$61"/>
        <table:named-range table:name="Chicken_glazed" table:base-cell-address="$Sheet1.$B$93" table:cell-range-address="$Sheet1.$B$93:.$D$93"/>
        <table:named-range table:name="egg_fried_rice" table:base-cell-address="$Sheet1.$B$75" table:cell-range-address="$Sheet1.$B$76:.$D$76"/>
        <table:named-range table:name="Korean_Soy_Eggs" table:base-cell-address="$Sheet1.$B$51" table:cell-range-address="$Sheet1.$B$52:.$D$52"/>
        <table:named-range table:name="momos" table:base-cell-address="$Sheet1.$A$10" table:cell-range-address="$Sheet1.$B$13:.$D$13"/>
        <table:named-range table:name="momoss" table:base-cell-address="$Sheet1.$F$3" table:cell-range-address="$Sheet1.$B$13"/>
        <table:named-range table:name="steamed_eggs" table:base-cell-address="$Sheet1.$B$29" table:cell-range-address="$Sheet1.$B$30:.$D$30"/>
      </table:named-expressions>
      <table:database-ranges>
        <table:database-range table:name="egg_custard" table:target-range-address="Sheet1.B2:Sheet1.B2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6">00/00/0000</text:date>, <text:time style:data-style-name="N2" text:time-value="19:39:40.9497639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2T14:17:43.652504057</meta:creation-date>
    <meta:generator>LibreOffice/25.2.0.3$Linux_X86_64 LibreOffice_project/e1cf4a87eb02d755bce1a01209907ea5ddc8f069</meta:generator>
    <dc:date>2025-04-06T19:40:04.351628051</dc:date>
    <meta:editing-duration>PT6H10M45S</meta:editing-duration>
    <meta:editing-cycles>105</meta:editing-cycles>
    <meta:document-statistic meta:table-count="2" meta:cell-count="206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_Inde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